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íntesis de propuesta para Máster oficial en Bioiformática</text:p>
      <text:p text:style-name="P7">Mikel Egaña Aranguren, Andone Estonba</text:p>
      <text:p text:style-name="P3"/>
      <text:p text:style-name="P8"><text:span text:style-name="T1">Universidades, departamentos, institutos o centros implicados.</text:span></text:p>
      <text:p text:style-name="P4">Departamento de Genetica, antropologia <text:s/>fisica y fisiologia <text:s/>animal, UPV/EHU .</text:p>
      <text:p text:style-name="P4">Departamento de Ciencia de la computación e inteligencia artificial, UPV/EHU.</text:p>
      <text:p text:style-name="P4">Argonne?</text:p>
      <text:p text:style-name="P4">Bourdeaux Segalen?</text:p>
      <text:p text:style-name="P4"/>
      <text:p text:style-name="P5">Justificación de la propuesta, en la que se atenderán aspectos tales como:</text:p>
      <text:p text:style-name="P4"></text:p>
      <text:p text:style-name="P4"><text:s text:c="4"/>Demanda social y previsión del número de estudiantes potenciales</text:p>
      <text:p text:style-name="P4"><text:s text:c="4"/>Oferta de la UPV/EHU en ese campo</text:p>
      <text:p text:style-name="P4"><text:s text:c="4"/>Calidad y excelencia de la propuesta</text:p>
      <text:p text:style-name="P4"><text:s text:c="4"/>Grado de Internacionalización</text:p>
      <text:p text:style-name="P4"><text:s text:c="4"/>Relaciones con Instituciones, Centros y empresas</text:p>
      <text:p text:style-name="P4"><text:s text:c="4"/>Empleabilidad de los egresados</text:p>
      <text:p text:style-name="P4"><text:s text:c="4"/>Carácter interuniversitario</text:p>
      <text:p text:style-name="P4"><text:s text:c="4"/>Alineación con la estrategia de investigación de la UPV/EHU y de otros planes (Horizon 2020 y otros)</text:p>
      <text:p text:style-name="P4"><text:s text:c="4"/>Plurilingüismo</text:p>
      <text:p text:style-name="P4"><text:s text:c="4"/>Otros</text:p>
      <text:p text:style-name="P4"></text:p>
      <text:p text:style-name="P4"><text:span text:style-name="T1">Plan de estudios</text:span></text:p>
      <text:p text:style-name="P4"/>
      <text:p text:style-name="P4"><text:span text:style-name="T1">Profesorado participante</text:span></text:p>
      <text:p text:style-name="P1">Santos Alonso Alegre (Human Evolutionary Biology, UPV/EHU).</text:p>
      <text:p text:style-name="P1">Jose Ramon Bilbao (UPV/EHU).</text:p>
      <text:p text:style-name="P1">Darrell Conklin (UPV/EHU).</text:p>
      <text:p text:style-name="P1">Erick Antezana (Bayer CropScience NV -Belgium-, NTNU -Norway- associated scientist).</text:p>
      <text:p text:style-name="P1">Martin Kuiper (NTNU, Norway).</text:p>
      <text:p text:style-name="P1">Jesualdo Tomás Fernandez Breis (UM, Spain).</text:p>
      <text:p text:style-name="P1">Joaquin Dopazo (CIPF, Spain).</text:p>
      <text:p text:style-name="P1">Jack Gilbert (Argonne National Laboratory, USA).</text:p>
      <text:p text:style-name="P1">Greg Caporaso (Northern Arizona University, USA).</text:p>
      <text:p text:style-name="P2">Mark Willkinson (UPM, Spain).</text:p>
      <text:p text:style-name="P4"/>
      <text:p text:style-name="P4"><text:soft-page-break/><text:span text:style-name="T1">Entidades colaboradoras</text:span></text:p>
      <text:p text:style-name="P4"><text:s/>Argonne, Segalen?</text:p>
      <text:p text:style-name="P4"><text:span text:style-name="T1">Acuerdo del órgano responsable de la organización y desarrollo de la enseñanza</text:span></text:p>
      <text:p text:style-name="P4">Acuerdo consejo departamento</text:p>
      <text:p text:style-name="P5">Resumen de créditos ECTS que supone la propuesta por Departamento e idioma de impartición, según modelo adjunto (doc, 171 K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4-05-28T10:32:24</meta:creation-date>
    <dc:date>2014-05-30T14:07:11</dc:date>
    <dc:creator>Mikel Aranguren</dc:creator>
    <meta:editing-duration>PT10H42M20S</meta:editing-duration>
    <meta:editing-cycles>152</meta:editing-cycles>
    <meta:generator>LibreOffice/3.5$Linux_X86_64 LibreOffice_project/350m1$Build-2</meta:generator>
    <meta:printed-by>Mikel Aranguren</meta:printed-by>
    <meta:print-date>2014-05-30T12:11:59</meta:print-date>
    <meta:document-statistic meta:table-count="0" meta:image-count="0" meta:object-count="0" meta:page-count="2" meta:paragraph-count="37" meta:word-count="208" meta:character-count="1592" meta:non-whitespace-character-count="1358"/>
  </office:meta>
</office:document-meta>
</file>